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958cm"/>
    </style:style>
    <style:style style:name="co9" style:family="table-column">
      <style:table-column-properties fo:break-before="auto" style:column-width="19.353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2.877cm"/>
    </style:style>
    <style:style style:name="co11" style:family="table-column">
      <style:table-column-properties fo:break-before="auto" style:column-width="2.358cm"/>
    </style:style>
    <style:style style:name="co12" style:family="table-column">
      <style:table-column-properties fo:break-before="auto" style:column-width="2.76cm"/>
    </style:style>
    <style:style style:name="co13" style:family="table-column">
      <style:table-column-properties fo:break-before="auto" style:column-width="12.637cm"/>
    </style:style>
    <style:style style:name="co14" style:family="table-column">
      <style:table-column-properties fo:break-before="auto" style:column-width="5.74cm"/>
    </style:style>
    <style:style style:name="co15" style:family="table-column">
      <style:table-column-properties fo:break-before="auto" style:column-width="13.64cm"/>
    </style:style>
    <style:style style:name="co16" style:family="table-column">
      <style:table-column-properties fo:break-before="auto" style:column-width="8.802cm"/>
    </style:style>
    <style:style style:name="co17" style:family="table-column">
      <style:table-column-properties fo:break-before="auto" style:column-width="14.351cm"/>
    </style:style>
    <style:style style:name="co18" style:family="table-column">
      <style:table-column-properties fo:break-before="auto" style:column-width="6.83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12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1"/>
    <style:style style:name="ta_extref" style:family="table">
      <style:table-properties table:display="false"/>
    </style:style>
  </office:automatic-styles>
  <office:body>
    <office:spreadsheet>
      <table:table table:name="Badanie 4.1.1" table:style-name="ta1" table:print="false">
        <table:table-column table:style-name="co1" table:number-columns-repeated="2" table:default-cell-style-name="Default"/>
        <table:table-column table:style-name="co1" table:visibility="collapse" table:default-cell-style-name="ce3"/>
        <table:table-column table:style-name="co4" table:visibility="collapse" table:default-cell-style-name="ce3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>
            <text:p>Typ</text:p>
          </table:table-cell>
          <table:table-cell/>
          <table:table-cell office:value-type="string">
            <text:p>Czas wystąpienia</text:p>
          </table:table-cell>
          <table:table-cell office:value-type="string">
            <text:p>Czas MSMSMS</text:p>
          </table:table-cell>
          <table:table-cell table:style-name="ce6" office:value-type="string">
            <text:p>Czas wystąpienia</text:p>
          </table:table-cell>
          <table:table-cell office:value-type="string">
            <text:p>Różnice</text:p>
          </table:table-cell>
          <table:table-cell/>
          <table:table-cell office:value-type="string">
            <text:p>Treść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46</text:p>
          </table:table-cell>
          <table:table-cell table:style-name="Default" office:value-type="float" office:value="280">
            <text:p>280</text:p>
          </table:table-cell>
          <table:table-cell table:style-name="ce8" table:formula="of:=CONCATENATE([.C3:.C3];IF([.D3]&gt;99;&quot;,&quot;;&quot;,0&quot;);[.D3:.D3])" office:value-type="string" office:string-value="21:18:46,280">
            <text:p>21:18:46,280</text:p>
          </table:table-cell>
          <table:table-cell table:style-name="ce9" table:formula="of:=IF([.E3]-[.E4]&gt;0;[.E3]-[.E4];&quot;&quot;)" office:value-type="time" office:time-value="PT00H00M03.184S">
            <text:p>00:00:03,18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43</text:p>
          </table:table-cell>
          <table:table-cell table:style-name="Default" office:value-type="float" office:value="96">
            <text:p>96</text:p>
          </table:table-cell>
          <table:table-cell table:style-name="ce8" table:formula="of:=CONCATENATE([.C4:.C4];IF([.D4]&gt;99;&quot;,&quot;;&quot;,0&quot;);[.D4:.D4])" office:value-type="string" office:string-value="21:18:43,096">
            <text:p>21:18:43,096</text:p>
          </table:table-cell>
          <table:table-cell table:style-name="ce9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33</text:p>
          </table:table-cell>
          <table:table-cell table:style-name="Default" office:value-type="float" office:value="860">
            <text:p>860</text:p>
          </table:table-cell>
          <table:table-cell table:style-name="ce8" table:formula="of:=CONCATENATE([.C5:.C5];IF([.D5]&gt;99;&quot;,&quot;;&quot;,0&quot;);[.D5:.D5])" office:value-type="string" office:string-value="21:18:33,860">
            <text:p>21:18:33,860</text:p>
          </table:table-cell>
          <table:table-cell table:style-name="ce9" table:formula="of:=IF([.E5]-[.E6]&gt;0;[.E5]-[.E6];&quot;&quot;)" office:value-type="time" office:time-value="PT00H00M02.764S">
            <text:p>00:00:02,76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31</text:p>
          </table:table-cell>
          <table:table-cell table:style-name="Default" office:value-type="float" office:value="96">
            <text:p>96</text:p>
          </table:table-cell>
          <table:table-cell table:style-name="ce8" table:formula="of:=CONCATENATE([.C6:.C6];IF([.D6]&gt;99;&quot;,&quot;;&quot;,0&quot;);[.D6:.D6])" office:value-type="string" office:string-value="21:18:31,096">
            <text:p>21:18:31,096</text:p>
          </table:table-cell>
          <table:table-cell table:style-name="ce9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27</text:p>
          </table:table-cell>
          <table:table-cell table:style-name="Default" office:value-type="float" office:value="310">
            <text:p>310</text:p>
          </table:table-cell>
          <table:table-cell table:style-name="ce8" table:formula="of:=CONCATENATE([.C7:.C7];IF([.D7]&gt;99;&quot;,&quot;;&quot;,0&quot;);[.D7:.D7])" office:value-type="string" office:string-value="21:18:27,310">
            <text:p>21:18:27,310</text:p>
          </table:table-cell>
          <table:table-cell table:style-name="ce9" table:formula="of:=IF([.E7]-[.E8]&gt;0;[.E7]-[.E8];&quot;&quot;)" office:value-type="time" office:time-value="PT00H00M02.934S">
            <text:p>00:00:02,93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24</text:p>
          </table:table-cell>
          <table:table-cell table:style-name="Default" office:value-type="float" office:value="376">
            <text:p>376</text:p>
          </table:table-cell>
          <table:table-cell table:style-name="ce8" table:formula="of:=CONCATENATE([.C8:.C8];IF([.D8]&gt;99;&quot;,&quot;;&quot;,0&quot;);[.D8:.D8])" office:value-type="string" office:string-value="21:18:24,376">
            <text:p>21:18:24,376</text:p>
          </table:table-cell>
          <table:table-cell table:style-name="ce9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11</text:p>
          </table:table-cell>
          <table:table-cell table:style-name="Default" office:value-type="float" office:value="200">
            <text:p>200</text:p>
          </table:table-cell>
          <table:table-cell table:style-name="ce8" table:formula="of:=CONCATENATE([.C9:.C9];IF([.D9]&gt;99;&quot;,&quot;;&quot;,0&quot;);[.D9:.D9])" office:value-type="string" office:string-value="21:18:11,200">
            <text:p>21:18:11,200</text:p>
          </table:table-cell>
          <table:table-cell table:style-name="ce9" table:formula="of:=IF([.E9]-[.E10]&gt;0;[.E9]-[.E10];&quot;&quot;)" office:value-type="time" office:time-value="PT00H00M02.654S">
            <text:p>00:00:02,65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08</text:p>
          </table:table-cell>
          <table:table-cell table:style-name="Default" office:value-type="float" office:value="546">
            <text:p>546</text:p>
          </table:table-cell>
          <table:table-cell table:style-name="ce8" table:formula="of:=CONCATENATE([.C10:.C10];IF([.D10]&gt;99;&quot;,&quot;;&quot;,0&quot;);[.D10:.D10])" office:value-type="string" office:string-value="21:18:08,546">
            <text:p>21:18:08,546</text:p>
          </table:table-cell>
          <table:table-cell table:style-name="ce9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9</text:p>
          </table:table-cell>
          <table:table-cell table:style-name="Default" office:value-type="float" office:value="228">
            <text:p>228</text:p>
          </table:table-cell>
          <table:table-cell table:style-name="ce8" table:formula="of:=CONCATENATE([.C11:.C11];IF([.D11]&gt;99;&quot;,&quot;;&quot;,0&quot;);[.D11:.D11])" office:value-type="string" office:string-value="13:21:39,228">
            <text:p>13:21:39,228</text:p>
          </table:table-cell>
          <table:table-cell table:style-name="ce9" table:formula="of:=IF([.E11]-[.E12]&gt;0;[.E11]-[.E12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6</text:p>
          </table:table-cell>
          <table:table-cell table:style-name="Default" office:value-type="float" office:value="564">
            <text:p>564</text:p>
          </table:table-cell>
          <table:table-cell table:style-name="ce8" table:formula="of:=CONCATENATE([.C12:.C12];IF([.D12]&gt;99;&quot;,&quot;;&quot;,0&quot;);[.D12:.D12])" office:value-type="string" office:string-value="13:21:36,564">
            <text:p>13:21:36,564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3</text:p>
          </table:table-cell>
          <table:table-cell table:style-name="Default" office:value-type="float" office:value="48">
            <text:p>48</text:p>
          </table:table-cell>
          <table:table-cell table:style-name="ce8" table:formula="of:=CONCATENATE([.C13:.C13];IF([.D13]&gt;99;&quot;,&quot;;&quot;,0&quot;);[.D13:.D13])" office:value-type="string" office:string-value="13:21:33,048">
            <text:p>13:21:33,048</text:p>
          </table:table-cell>
          <table:table-cell table:style-name="ce9" table:formula="of:=IF([.E13]-[.E14]&gt;0;[.E13]-[.E14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0</text:p>
          </table:table-cell>
          <table:table-cell table:style-name="Default" office:value-type="float" office:value="384">
            <text:p>384</text:p>
          </table:table-cell>
          <table:table-cell table:style-name="ce8" table:formula="of:=CONCATENATE([.C14:.C14];IF([.D14]&gt;99;&quot;,&quot;;&quot;,0&quot;);[.D14:.D14])" office:value-type="string" office:string-value="13:21:30,384">
            <text:p>13:21:30,384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office:value-type="string">
            <text:p>Minimum</text:p>
          </table:table-cell>
          <table:table-cell table:style-name="ce10" table:formula="of:=MIN([.F3:.F42])" office:value-type="time" office:time-value="PT00H00M02.644S">
            <text:p>00:00:02,644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19</text:p>
          </table:table-cell>
          <table:table-cell table:style-name="Default" office:value-type="float" office:value="788">
            <text:p>788</text:p>
          </table:table-cell>
          <table:table-cell table:style-name="ce8" table:formula="of:=CONCATENATE([.C15:.C15];IF([.D15]&gt;99;&quot;,&quot;;&quot;,0&quot;);[.D15:.D15])" office:value-type="string" office:string-value="13:21:19,788">
            <text:p>13:21:19,788</text:p>
          </table:table-cell>
          <table:table-cell table:style-name="ce9" table:formula="of:=IF([.E15]-[.E16]&gt;0;[.E15]-[.E16];&quot;&quot;)" office:value-type="time" office:time-value="PT00H00M02.644S">
            <text:p>00:00:02,644</text:p>
          </table:table-cell>
          <table:table-cell table:style-name="ce9"/>
          <table:table-cell office:value-type="string">
            <text:p>Communication re-established</text:p>
          </table:table-cell>
          <table:table-cell office:value-type="string">
            <text:p>Maksimum</text:p>
          </table:table-cell>
          <table:table-cell table:style-name="ce9" table:formula="of:=MAX([.F3:.F42])" office:value-type="time" office:time-value="PT00H00M03.184S">
            <text:p>00:00:03,184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17</text:p>
          </table:table-cell>
          <table:table-cell table:style-name="Default" office:value-type="float" office:value="144">
            <text:p>144</text:p>
          </table:table-cell>
          <table:table-cell table:style-name="ce8" table:formula="of:=CONCATENATE([.C16:.C16];IF([.D16]&gt;99;&quot;,&quot;;&quot;,0&quot;);[.D16:.D16])" office:value-type="string" office:string-value="13:21:17,144">
            <text:p>13:21:17,144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office:value-type="string">
            <text:p>Wartość średnia</text:p>
          </table:table-cell>
          <table:table-cell table:style-name="ce9" table:formula="of:=AVERAGE([.F3:.F42])" office:value-type="time" office:time-value="PT00H00M02.715S">
            <text:p>00:00:02,715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08</text:p>
          </table:table-cell>
          <table:table-cell table:style-name="Default" office:value-type="float" office:value="468">
            <text:p>468</text:p>
          </table:table-cell>
          <table:table-cell table:style-name="ce8" table:formula="of:=CONCATENATE([.C17:.C17];IF([.D17]&gt;99;&quot;,&quot;;&quot;,0&quot;);[.D17:.D17])" office:value-type="string" office:string-value="13:21:08,468">
            <text:p>13:21:08,468</text:p>
          </table:table-cell>
          <table:table-cell table:style-name="ce9" table:formula="of:=IF([.E17]-[.E18]&gt;0;[.E17]-[.E18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  <table:table-cell table:style-name="ce3"/>
          <table:table-cell table:style-name="ce7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05</text:p>
          </table:table-cell>
          <table:table-cell table:style-name="Default" office:value-type="float" office:value="814">
            <text:p>814</text:p>
          </table:table-cell>
          <table:table-cell table:style-name="ce8" table:formula="of:=CONCATENATE([.C18:.C18];IF([.D18]&gt;99;&quot;,&quot;;&quot;,0&quot;);[.D18:.D18])" office:value-type="string" office:string-value="13:21:05,814">
            <text:p>13:21:05,814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style-name="ce3" office:value-type="string">
            <text:p>Ilość próbek</text:p>
          </table:table-cell>
          <table:table-cell table:style-name="ce7" table:formula="of:=COUNTA([.F3:.F42])" office:value-type="float" office:value="20">
            <text:p>20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2:49</text:p>
          </table:table-cell>
          <table:table-cell table:style-name="ce5" office:value-type="float" office:value="110">
            <text:p>110</text:p>
          </table:table-cell>
          <table:table-cell table:style-name="ce8" table:formula="of:=CONCATENATE([.C19:.C19];IF([.D19]&gt;99;&quot;,&quot;;&quot;,0&quot;);[.D19:.D19])" office:value-type="string" office:string-value="02:02:49,110">
            <text:p>02:02:49,110</text:p>
          </table:table-cell>
          <table:table-cell table:style-name="ce9" table:formula="of:=IF([.E19]-[.E20]&gt;0;[.E19]-[.E20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2:46</text:p>
          </table:table-cell>
          <table:table-cell table:style-name="ce5" office:value-type="float" office:value="446">
            <text:p>446</text:p>
          </table:table-cell>
          <table:table-cell table:style-name="ce8" table:formula="of:=CONCATENATE([.C20:.C20];IF([.D20]&gt;99;&quot;,&quot;;&quot;,0&quot;);[.D20:.D20])" office:value-type="string" office:string-value="02:02:46,446">
            <text:p>02:02:46,44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2:32</text:p>
          </table:table-cell>
          <table:table-cell table:style-name="ce5" office:value-type="float" office:value="420">
            <text:p>420</text:p>
          </table:table-cell>
          <table:table-cell table:style-name="ce8" table:formula="of:=CONCATENATE([.C21:.C21];IF([.D21]&gt;99;&quot;,&quot;;&quot;,0&quot;);[.D21:.D21])" office:value-type="string" office:string-value="02:02:32,420">
            <text:p>02:02:32,420</text:p>
          </table:table-cell>
          <table:table-cell table:style-name="ce9" table:formula="of:=IF([.E21]-[.E22]&gt;0;[.E21]-[.E22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2:29</text:p>
          </table:table-cell>
          <table:table-cell table:style-name="ce5" office:value-type="float" office:value="766">
            <text:p>766</text:p>
          </table:table-cell>
          <table:table-cell table:style-name="ce8" table:formula="of:=CONCATENATE([.C22:.C22];IF([.D22]&gt;99;&quot;,&quot;;&quot;,0&quot;);[.D22:.D22])" office:value-type="string" office:string-value="02:02:29,766">
            <text:p>02:02:29,76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2:25</text:p>
          </table:table-cell>
          <table:table-cell table:style-name="ce5" office:value-type="float" office:value="470">
            <text:p>470</text:p>
          </table:table-cell>
          <table:table-cell table:style-name="ce8" table:formula="of:=CONCATENATE([.C23:.C23];IF([.D23]&gt;99;&quot;,&quot;;&quot;,0&quot;);[.D23:.D23])" office:value-type="string" office:string-value="02:02:25,470">
            <text:p>02:02:25,470</text:p>
          </table:table-cell>
          <table:table-cell table:style-name="ce9" table:formula="of:=IF([.E23]-[.E24]&gt;0;[.E23]-[.E24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2:22</text:p>
          </table:table-cell>
          <table:table-cell table:style-name="ce5" office:value-type="float" office:value="806">
            <text:p>806</text:p>
          </table:table-cell>
          <table:table-cell table:style-name="ce8" table:formula="of:=CONCATENATE([.C24:.C24];IF([.D24]&gt;99;&quot;,&quot;;&quot;,0&quot;);[.D24:.D24])" office:value-type="string" office:string-value="02:02:22,806">
            <text:p>02:02:22,80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1:40</text:p>
          </table:table-cell>
          <table:table-cell table:style-name="ce5" office:value-type="float" office:value="90">
            <text:p>090</text:p>
          </table:table-cell>
          <table:table-cell table:style-name="ce8" table:formula="of:=CONCATENATE([.C25:.C25];IF([.D25]&gt;99;&quot;,&quot;;&quot;,0&quot;);[.D25:.D25])" office:value-type="string" office:string-value="02:01:40,090">
            <text:p>02:01:40,090</text:p>
          </table:table-cell>
          <table:table-cell table:style-name="ce9" table:formula="of:=IF([.E25]-[.E26]&gt;0;[.E25]-[.E26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1:37</text:p>
          </table:table-cell>
          <table:table-cell table:style-name="ce5" office:value-type="float" office:value="436">
            <text:p>436</text:p>
          </table:table-cell>
          <table:table-cell table:style-name="ce8" table:formula="of:=CONCATENATE([.C26:.C26];IF([.D26]&gt;99;&quot;,&quot;;&quot;,0&quot;);[.D26:.D26])" office:value-type="string" office:string-value="02:01:37,436">
            <text:p>02:01:37,43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1:31</text:p>
          </table:table-cell>
          <table:table-cell table:style-name="ce5" office:value-type="float" office:value="830">
            <text:p>830</text:p>
          </table:table-cell>
          <table:table-cell table:style-name="ce8" table:formula="of:=CONCATENATE([.C27:.C27];IF([.D27]&gt;99;&quot;,&quot;;&quot;,0&quot;);[.D27:.D27])" office:value-type="string" office:string-value="02:01:31,830">
            <text:p>02:01:31,830</text:p>
          </table:table-cell>
          <table:table-cell table:style-name="ce9" table:formula="of:=IF([.E27]-[.E28]&gt;0;[.E27]-[.E28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1:29</text:p>
          </table:table-cell>
          <table:table-cell table:style-name="ce5" office:value-type="float" office:value="166">
            <text:p>166</text:p>
          </table:table-cell>
          <table:table-cell table:style-name="ce8" table:formula="of:=CONCATENATE([.C28:.C28];IF([.D28]&gt;99;&quot;,&quot;;&quot;,0&quot;);[.D28:.D28])" office:value-type="string" office:string-value="02:01:29,166">
            <text:p>02:01:29,16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1:24</text:p>
          </table:table-cell>
          <table:table-cell table:style-name="ce5" office:value-type="float" office:value="540">
            <text:p>540</text:p>
          </table:table-cell>
          <table:table-cell table:style-name="ce8" table:formula="of:=CONCATENATE([.C29:.C29];IF([.D29]&gt;99;&quot;,&quot;;&quot;,0&quot;);[.D29:.D29])" office:value-type="string" office:string-value="02:01:24,540">
            <text:p>02:01:24,540</text:p>
          </table:table-cell>
          <table:table-cell table:style-name="ce9" table:formula="of:=IF([.E29]-[.E30]&gt;0;[.E29]-[.E30];&quot;&quot;)" office:value-type="time" office:time-value="PT00H00M02.764S">
            <text:p>00:00:02,7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1:21</text:p>
          </table:table-cell>
          <table:table-cell table:style-name="ce5" office:value-type="float" office:value="776">
            <text:p>776</text:p>
          </table:table-cell>
          <table:table-cell table:style-name="ce8" table:formula="of:=CONCATENATE([.C30:.C30];IF([.D30]&gt;99;&quot;,&quot;;&quot;,0&quot;);[.D30:.D30])" office:value-type="string" office:string-value="02:01:21,776">
            <text:p>02:01:21,77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1:16</text:p>
          </table:table-cell>
          <table:table-cell table:style-name="ce5" office:value-type="float" office:value="70">
            <text:p>070</text:p>
          </table:table-cell>
          <table:table-cell table:style-name="ce8" table:formula="of:=CONCATENATE([.C31:.C31];IF([.D31]&gt;99;&quot;,&quot;;&quot;,0&quot;);[.D31:.D31])" office:value-type="string" office:string-value="02:01:16,070">
            <text:p>02:01:16,070</text:p>
          </table:table-cell>
          <table:table-cell table:style-name="ce9" table:formula="of:=IF([.E31]-[.E32]&gt;0;[.E31]-[.E32];&quot;&quot;)" office:value-type="time" office:time-value="PT00H00M02.774S">
            <text:p>00:00:02,77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1:13</text:p>
          </table:table-cell>
          <table:table-cell table:style-name="ce5" office:value-type="float" office:value="296">
            <text:p>296</text:p>
          </table:table-cell>
          <table:table-cell table:style-name="ce8" table:formula="of:=CONCATENATE([.C32:.C32];IF([.D32]&gt;99;&quot;,&quot;;&quot;,0&quot;);[.D32:.D32])" office:value-type="string" office:string-value="02:01:13,296">
            <text:p>02:01:13,29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0:52</text:p>
          </table:table-cell>
          <table:table-cell table:style-name="ce5" office:value-type="float" office:value="560">
            <text:p>560</text:p>
          </table:table-cell>
          <table:table-cell table:style-name="ce8" table:formula="of:=CONCATENATE([.C33:.C33];IF([.D33]&gt;99;&quot;,&quot;;&quot;,0&quot;);[.D33:.D33])" office:value-type="string" office:string-value="02:00:52,560">
            <text:p>02:00:52,560</text:p>
          </table:table-cell>
          <table:table-cell table:style-name="ce9" table:formula="of:=IF([.E33]-[.E34]&gt;0;[.E33]-[.E34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0:49</text:p>
          </table:table-cell>
          <table:table-cell table:style-name="ce5" office:value-type="float" office:value="906">
            <text:p>906</text:p>
          </table:table-cell>
          <table:table-cell table:style-name="ce8" table:formula="of:=CONCATENATE([.C34:.C34];IF([.D34]&gt;99;&quot;,&quot;;&quot;,0&quot;);[.D34:.D34])" office:value-type="string" office:string-value="02:00:49,906">
            <text:p>02:00:49,90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0:44</text:p>
          </table:table-cell>
          <table:table-cell table:style-name="ce5" office:value-type="float" office:value="350">
            <text:p>350</text:p>
          </table:table-cell>
          <table:table-cell table:style-name="ce8" table:formula="of:=CONCATENATE([.C35:.C35];IF([.D35]&gt;99;&quot;,&quot;;&quot;,0&quot;);[.D35:.D35])" office:value-type="string" office:string-value="02:00:44,350">
            <text:p>02:00:44,350</text:p>
          </table:table-cell>
          <table:table-cell table:style-name="ce9" table:formula="of:=IF([.E35]-[.E36]&gt;0;[.E35]-[.E36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0:41</text:p>
          </table:table-cell>
          <table:table-cell table:style-name="ce5" office:value-type="float" office:value="686">
            <text:p>686</text:p>
          </table:table-cell>
          <table:table-cell table:style-name="ce8" table:formula="of:=CONCATENATE([.C36:.C36];IF([.D36]&gt;99;&quot;,&quot;;&quot;,0&quot;);[.D36:.D36])" office:value-type="string" office:string-value="02:00:41,686">
            <text:p>02:00:41,68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0:32</text:p>
          </table:table-cell>
          <table:table-cell table:style-name="ce5" office:value-type="float" office:value="10">
            <text:p>010</text:p>
          </table:table-cell>
          <table:table-cell table:style-name="ce8" table:formula="of:=CONCATENATE([.C37:.C37];IF([.D37]&gt;99;&quot;,&quot;;&quot;,0&quot;);[.D37:.D37])" office:value-type="string" office:string-value="02:00:32,010">
            <text:p>02:00:32,010</text:p>
          </table:table-cell>
          <table:table-cell table:style-name="ce9" table:formula="of:=IF([.E37]-[.E38]&gt;0;[.E37]-[.E38];&quot;&quot;)" office:value-type="time" office:time-value="PT00H00M02.654S">
            <text:p>00:00:02,65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0:29</text:p>
          </table:table-cell>
          <table:table-cell table:style-name="ce5" office:value-type="float" office:value="356">
            <text:p>356</text:p>
          </table:table-cell>
          <table:table-cell table:style-name="ce8" table:formula="of:=CONCATENATE([.C38:.C38];IF([.D38]&gt;99;&quot;,&quot;;&quot;,0&quot;);[.D38:.D38])" office:value-type="string" office:string-value="02:00:29,356">
            <text:p>02:00:29,35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0:22</text:p>
          </table:table-cell>
          <table:table-cell table:style-name="ce5" office:value-type="float" office:value="880">
            <text:p>880</text:p>
          </table:table-cell>
          <table:table-cell table:style-name="ce8" table:formula="of:=CONCATENATE([.C39:.C39];IF([.D39]&gt;99;&quot;,&quot;;&quot;,0&quot;);[.D39:.D39])" office:value-type="string" office:string-value="02:00:22,880">
            <text:p>02:00:22,880</text:p>
          </table:table-cell>
          <table:table-cell table:style-name="ce9" table:formula="of:=IF([.E39]-[.E40]&gt;0;[.E39]-[.E40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0:20</text:p>
          </table:table-cell>
          <table:table-cell table:style-name="ce5" office:value-type="float" office:value="216">
            <text:p>216</text:p>
          </table:table-cell>
          <table:table-cell table:style-name="ce8" table:formula="of:=CONCATENATE([.C40:.C40];IF([.D40]&gt;99;&quot;,&quot;;&quot;,0&quot;);[.D40:.D40])" office:value-type="string" office:string-value="02:00:20,216">
            <text:p>02:00:20,21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4" office:value-type="string">
            <text:p>02:00:16</text:p>
          </table:table-cell>
          <table:table-cell table:style-name="ce5" office:value-type="float" office:value="680">
            <text:p>680</text:p>
          </table:table-cell>
          <table:table-cell table:style-name="ce8" table:formula="of:=CONCATENATE([.C41:.C41];IF([.D41]&gt;99;&quot;,&quot;;&quot;,0&quot;);[.D41:.D41])" office:value-type="string" office:string-value="02:00:16,680">
            <text:p>02:00:16,680</text:p>
          </table:table-cell>
          <table:table-cell table:style-name="ce9" table:formula="of:=IF([.E41]-[.E42]&gt;0;[.E41]-[.E42];&quot;&quot;)" office:value-type="time" office:time-value="PT00H00M02.664S">
            <text:p>00:00:02,664</text:p>
          </table:table-cell>
          <table:table-cell table:style-name="ce9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4" office:value-type="string">
            <text:p>02:00:14</text:p>
          </table:table-cell>
          <table:table-cell table:style-name="ce5" office:value-type="float" office:value="16">
            <text:p>016</text:p>
          </table:table-cell>
          <table:table-cell table:style-name="ce8" table:formula="of:=CONCATENATE([.C42:.C42];IF([.D42]&gt;99;&quot;,&quot;;&quot;,0&quot;);[.D42:.D42])" office:value-type="string" office:string-value="02:00:14,016">
            <text:p>02:00:14,016</text:p>
          </table:table-cell>
          <table:table-cell table:style-name="ce9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Badanie 4.1.2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5" table:default-cell-style-name="Default"/>
        <table:table-column table:style-name="co12" table:default-cell-style-name="ce11"/>
        <table:table-column table:style-name="co1" table:default-cell-style-name="Default"/>
        <table:table-column table:style-name="co13" table:default-cell-style-name="Default"/>
        <table:table-row table:style-name="ro4">
          <table:table-cell office:value-type="string">
            <text:p>Typ</text:p>
          </table:table-cell>
          <table:table-cell/>
          <table:table-cell table:style-name="ce3" office:value-type="string">
            <text:p>Czas wystąpienia</text:p>
          </table:table-cell>
          <table:table-cell table:style-name="ce3" office:value-type="string">
            <text:p>Czas MSMSMS</text:p>
          </table:table-cell>
          <table:table-cell table:style-name="ce6" office:value-type="string">
            <text:p>Czas wystąpienia</text:p>
          </table:table-cell>
          <table:table-cell table:style-name="ce10" office:value-type="string">
            <text:p>Różnice</text:p>
          </table:table-cell>
          <table:table-cell table:style-name="ce7"/>
          <table:table-cell office:value-type="string">
            <text:p>Treść</text:p>
          </table:table-cell>
        </table:table-row>
        <table:table-row table:style-name="ro2">
          <table:table-cell table:number-columns-repeated="2"/>
          <table:table-cell table:style-name="ce3" table:number-columns-repeated="2"/>
          <table:table-cell table:style-name="ce6"/>
          <table:table-cell table:style-name="ce10"/>
          <table:table-cell table:style-name="ce7"/>
          <table:table-cell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36">
            <text:p>536</text:p>
          </table:table-cell>
          <table:table-cell table:formula="of:=CONCATENATE([.C3:.C3];IF([.D3]&gt;99;&quot;,&quot;;&quot;,0&quot;);[.D3:.D3])" office:value-type="string" office:string-value="20:34:50,536">
            <text:p>20:34:50,536</text:p>
          </table:table-cell>
          <table:table-cell table:formula="of:=IF([.E3]-[.E9]&gt;0;[.E3]-[.E9];&quot;&quot;)" office:value-type="time" office:time-value="PT00H00M02.706S">
            <text:p>00:00:02,706</text:p>
          </table:table-cell>
          <table:table-cell table:style-name="ce7"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32">
            <text:p>532</text:p>
          </table:table-cell>
          <table:table-cell table:formula="of:=CONCATENATE([.C4:.C4];IF([.D4]&gt;99;&quot;,&quot;;&quot;,0&quot;);[.D4:.D4])" office:value-type="string" office:string-value="20:34:50,532">
            <text:p>20:34:50,532</text:p>
          </table:table-cell>
          <table:table-cell table:formula="of:=IF([.E4]-[.E9]&gt;0;[.E4]-[.E9];&quot;&quot;)" office:value-type="time" office:time-value="PT00H00M02.702S">
            <text:p>00:00:02,702</text:p>
          </table:table-cell>
          <table:table-cell table:style-name="ce7"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8">
            <text:p>528</text:p>
          </table:table-cell>
          <table:table-cell table:formula="of:=CONCATENATE([.C5:.C5];IF([.D5]&gt;99;&quot;,&quot;;&quot;,0&quot;);[.D5:.D5])" office:value-type="string" office:string-value="20:34:50,528">
            <text:p>20:34:50,528</text:p>
          </table:table-cell>
          <table:table-cell table:formula="of:=IF([.E5]-[.E9]&gt;0;[.E5]-[.E9];&quot;&quot;)" office:value-type="time" office:time-value="PT00H00M02.698S">
            <text:p>00:00:02,698</text:p>
          </table:table-cell>
          <table:table-cell table:style-name="ce7"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4">
            <text:p>524</text:p>
          </table:table-cell>
          <table:table-cell table:formula="of:=CONCATENATE([.C6:.C6];IF([.D6]&gt;99;&quot;,&quot;;&quot;,0&quot;);[.D6:.D6])" office:value-type="string" office:string-value="20:34:50,524">
            <text:p>20:34:50,524</text:p>
          </table:table-cell>
          <table:table-cell table:formula="of:=IF([.E6]-[.E9]&gt;0;[.E6]-[.E9];&quot;&quot;)" office:value-type="time" office:time-value="PT00H00M02.694S">
            <text:p>00:00:02,694</text:p>
          </table:table-cell>
          <table:table-cell table:style-name="ce7"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0">
            <text:p>520</text:p>
          </table:table-cell>
          <table:table-cell table:formula="of:=CONCATENATE([.C7:.C7];IF([.D7]&gt;99;&quot;,&quot;;&quot;,0&quot;);[.D7:.D7])" office:value-type="string" office:string-value="20:34:50,520">
            <text:p>20:34:50,520</text:p>
          </table:table-cell>
          <table:table-cell table:formula="of:=IF([.E7]-[.E9]&gt;0;[.E7]-[.E9];&quot;&quot;)" office:value-type="time" office:time-value="PT00H00M02.69S">
            <text:p>00:00:02,690</text:p>
          </table:table-cell>
          <table:table-cell table:style-name="ce7"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16">
            <text:p>516</text:p>
          </table:table-cell>
          <table:table-cell table:formula="of:=CONCATENATE([.C8:.C8];IF([.D8]&gt;99;&quot;,&quot;;&quot;,0&quot;);[.D8:.D8])" office:value-type="string" office:string-value="20:34:50,516">
            <text:p>20:34:50,516</text:p>
          </table:table-cell>
          <table:table-cell table:formula="of:=IF([.E8]-[.E9]&gt;0;[.E8]-[.E9];&quot;&quot;)" office:value-type="time" office:time-value="PT00H00M02.686S">
            <text:p>00:00:02,686</text:p>
          </table:table-cell>
          <table:table-cell table:style-name="ce7"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4:47</text:p>
          </table:table-cell>
          <table:table-cell office:value-type="float" office:value="830">
            <text:p>830</text:p>
          </table:table-cell>
          <table:table-cell table:formula="of:=CONCATENATE([.C9:.C9];IF([.D9]&gt;99;&quot;,&quot;;&quot;,0&quot;);[.D9:.D9])" office:value-type="string" office:string-value="20:34:47,830">
            <text:p>20:34:47,830</text:p>
          </table:table-cell>
          <table:table-cell/>
          <table:table-cell table:style-name="ce7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96">
            <text:p>996</text:p>
          </table:table-cell>
          <table:table-cell table:formula="of:=CONCATENATE([.C10:.C10];IF([.D10]&gt;99;&quot;,&quot;;&quot;,0&quot;);[.D10:.D10])" office:value-type="string" office:string-value="20:32:45,996">
            <text:p>20:32:45,996</text:p>
          </table:table-cell>
          <table:table-cell table:formula="of:=IF([.E10]-[.E16]&gt;0;[.E10]-[.E16];&quot;&quot;)" office:value-type="time" office:time-value="PT00H00M02.654S">
            <text:p>00:00:02,654</text:p>
          </table:table-cell>
          <table:table-cell table:style-name="ce7"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92">
            <text:p>992</text:p>
          </table:table-cell>
          <table:table-cell table:formula="of:=CONCATENATE([.C11:.C11];IF([.D11]&gt;99;&quot;,&quot;;&quot;,0&quot;);[.D11:.D11])" office:value-type="string" office:string-value="20:32:45,992">
            <text:p>20:32:45,992</text:p>
          </table:table-cell>
          <table:table-cell table:formula="of:=IF([.E11]-[.E16]&gt;0;[.E11]-[.E16];&quot;&quot;)" office:value-type="time" office:time-value="PT00H00M02.65S">
            <text:p>00:00:02,650</text:p>
          </table:table-cell>
          <table:table-cell table:style-name="ce7"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8">
            <text:p>988</text:p>
          </table:table-cell>
          <table:table-cell table:formula="of:=CONCATENATE([.C12:.C12];IF([.D12]&gt;99;&quot;,&quot;;&quot;,0&quot;);[.D12:.D12])" office:value-type="string" office:string-value="20:32:45,988">
            <text:p>20:32:45,988</text:p>
          </table:table-cell>
          <table:table-cell table:formula="of:=IF([.E12]-[.E16]&gt;0;[.E12]-[.E16];&quot;&quot;)" office:value-type="time" office:time-value="PT00H00M02.646S">
            <text:p>00:00:02,646</text:p>
          </table:table-cell>
          <table:table-cell table:style-name="ce7"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4">
            <text:p>984</text:p>
          </table:table-cell>
          <table:table-cell table:formula="of:=CONCATENATE([.C13:.C13];IF([.D13]&gt;99;&quot;,&quot;;&quot;,0&quot;);[.D13:.D13])" office:value-type="string" office:string-value="20:32:45,984">
            <text:p>20:32:45,984</text:p>
          </table:table-cell>
          <table:table-cell table:formula="of:=IF([.E13]-[.E16]&gt;0;[.E13]-[.E16];&quot;&quot;)" office:value-type="time" office:time-value="PT00H00M02.642S">
            <text:p>00:00:02,642</text:p>
          </table:table-cell>
          <table:table-cell table:style-name="ce7"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0">
            <text:p>980</text:p>
          </table:table-cell>
          <table:table-cell table:formula="of:=CONCATENATE([.C14:.C14];IF([.D14]&gt;99;&quot;,&quot;;&quot;,0&quot;);[.D14:.D14])" office:value-type="string" office:string-value="20:32:45,980">
            <text:p>20:32:45,980</text:p>
          </table:table-cell>
          <table:table-cell table:formula="of:=IF([.E14]-[.E16]&gt;0;[.E14]-[.E16];&quot;&quot;)" office:value-type="time" office:time-value="PT00H00M02.638S">
            <text:p>00:00:02,638</text:p>
          </table:table-cell>
          <table:table-cell table:style-name="ce7"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76">
            <text:p>976</text:p>
          </table:table-cell>
          <table:table-cell table:formula="of:=CONCATENATE([.C15:.C15];IF([.D15]&gt;99;&quot;,&quot;;&quot;,0&quot;);[.D15:.D15])" office:value-type="string" office:string-value="20:32:45,976">
            <text:p>20:32:45,976</text:p>
          </table:table-cell>
          <table:table-cell table:formula="of:=IF([.E15]-[.E16]&gt;0;[.E15]-[.E16];&quot;&quot;)" office:value-type="time" office:time-value="PT00H00M02.634S">
            <text:p>00:00:02,634</text:p>
          </table:table-cell>
          <table:table-cell table:style-name="ce7"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2:43</text:p>
          </table:table-cell>
          <table:table-cell office:value-type="float" office:value="342">
            <text:p>342</text:p>
          </table:table-cell>
          <table:table-cell table:formula="of:=CONCATENATE([.C16:.C16];IF([.D16]&gt;99;&quot;,&quot;;&quot;,0&quot;);[.D16:.D16])" office:value-type="string" office:string-value="20:32:43,342">
            <text:p>20:32:43,342</text:p>
          </table:table-cell>
          <table:table-cell/>
          <table:table-cell table:style-name="ce7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26">
            <text:p>526</text:p>
          </table:table-cell>
          <table:table-cell table:formula="of:=CONCATENATE([.C17:.C17];IF([.D17]&gt;99;&quot;,&quot;;&quot;,0&quot;);[.D17:.D17])" office:value-type="string" office:string-value="20:32:31,526">
            <text:p>20:32:31,526</text:p>
          </table:table-cell>
          <table:table-cell table:formula="of:=IF([.E17]-[.E23]&gt;0;[.E17]-[.E23];&quot;&quot;)" office:value-type="time" office:time-value="PT00H00M02.654S">
            <text:p>00:00:02,654</text:p>
          </table:table-cell>
          <table:table-cell table:style-name="ce7"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22">
            <text:p>522</text:p>
          </table:table-cell>
          <table:table-cell table:formula="of:=CONCATENATE([.C18:.C18];IF([.D18]&gt;99;&quot;,&quot;;&quot;,0&quot;);[.D18:.D18])" office:value-type="string" office:string-value="20:32:31,522">
            <text:p>20:32:31,522</text:p>
          </table:table-cell>
          <table:table-cell table:formula="of:=IF([.E18]-[.E23]&gt;0;[.E18]-[.E23];&quot;&quot;)" office:value-type="time" office:time-value="PT00H00M02.65S">
            <text:p>00:00:02,650</text:p>
          </table:table-cell>
          <table:table-cell table:style-name="ce7"/>
          <table:table-cell office:value-type="string">
            <text:p>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8">
            <text:p>518</text:p>
          </table:table-cell>
          <table:table-cell table:formula="of:=CONCATENATE([.C19:.C19];IF([.D19]&gt;99;&quot;,&quot;;&quot;,0&quot;);[.D19:.D19])" office:value-type="string" office:string-value="20:32:31,518">
            <text:p>20:32:31,518</text:p>
          </table:table-cell>
          <table:table-cell table:formula="of:=IF([.E19]-[.E23]&gt;0;[.E19]-[.E23];&quot;&quot;)" office:value-type="time" office:time-value="PT00H00M02.646S">
            <text:p>00:00:02,646</text:p>
          </table:table-cell>
          <table:table-cell table:style-name="ce7"/>
          <table:table-cell office:value-type="string">
            <text:p>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4">
            <text:p>514</text:p>
          </table:table-cell>
          <table:table-cell table:formula="of:=CONCATENATE([.C20:.C20];IF([.D20]&gt;99;&quot;,&quot;;&quot;,0&quot;);[.D20:.D20])" office:value-type="string" office:string-value="20:32:31,514">
            <text:p>20:32:31,514</text:p>
          </table:table-cell>
          <table:table-cell table:formula="of:=IF([.E20]-[.E23]&gt;0;[.E20]-[.E23];&quot;&quot;)" office:value-type="time" office:time-value="PT00H00M02.642S">
            <text:p>00:00:02,642</text:p>
          </table:table-cell>
          <table:table-cell table:style-name="ce7"/>
          <table:table-cell office:value-type="string">
            <text:p>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0">
            <text:p>510</text:p>
          </table:table-cell>
          <table:table-cell table:formula="of:=CONCATENATE([.C21:.C21];IF([.D21]&gt;99;&quot;,&quot;;&quot;,0&quot;);[.D21:.D21])" office:value-type="string" office:string-value="20:32:31,510">
            <text:p>20:32:31,510</text:p>
          </table:table-cell>
          <table:table-cell table:formula="of:=IF([.E21]-[.E23]&gt;0;[.E21]-[.E23];&quot;&quot;)" office:value-type="time" office:time-value="PT00H00M02.638S">
            <text:p>00:00:02,638</text:p>
          </table:table-cell>
          <table:table-cell table:style-name="ce7"/>
          <table:table-cell office:value-type="string">
            <text:p>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06">
            <text:p>506</text:p>
          </table:table-cell>
          <table:table-cell table:formula="of:=CONCATENATE([.C22:.C22];IF([.D22]&gt;99;&quot;,&quot;;&quot;,0&quot;);[.D22:.D22])" office:value-type="string" office:string-value="20:32:31,506">
            <text:p>20:32:31,506</text:p>
          </table:table-cell>
          <table:table-cell table:formula="of:=IF([.E22]-[.E23]&gt;0;[.E22]-[.E23];&quot;&quot;)" office:value-type="time" office:time-value="PT00H00M02.634S">
            <text:p>00:00:02,634</text:p>
          </table:table-cell>
          <table:table-cell table:style-name="ce7"/>
          <table:table-cell office:value-type="string">
            <text:p>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2:28</text:p>
          </table:table-cell>
          <table:table-cell office:value-type="float" office:value="872">
            <text:p>872</text:p>
          </table:table-cell>
          <table:table-cell table:formula="of:=CONCATENATE([.C23:.C23];IF([.D23]&gt;99;&quot;,&quot;;&quot;,0&quot;);[.D23:.D23])" office:value-type="string" office:string-value="20:32:28,872">
            <text:p>20:32:28,872</text:p>
          </table:table-cell>
          <table:table-cell table:number-columns-repeated="2"/>
          <table:table-cell office:value-type="string">
            <text:p>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73">
            <text:p>73</text:p>
          </table:table-cell>
          <table:table-cell table:formula="of:=CONCATENATE([.C24:.C24];IF([.D24]&gt;99;&quot;,&quot;;&quot;,0&quot;);[.D24:.D24])" office:value-type="string" office:string-value="12:23:36,073">
            <text:p>12:23:36,073</text:p>
          </table:table-cell>
          <table:table-cell table:formula="of:=IF([.E24]-[.E30]&gt;0;[.E24]-[.E30];&quot;&quot;)" office:value-type="time" office:time-value="PT00H00M02.782S">
            <text:p>00:00:02,782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9">
            <text:p>69</text:p>
          </table:table-cell>
          <table:table-cell table:formula="of:=CONCATENATE([.C25:.C25];IF([.D25]&gt;99;&quot;,&quot;;&quot;,0&quot;);[.D25:.D25])" office:value-type="string" office:string-value="12:23:36,069">
            <text:p>12:23:36,069</text:p>
          </table:table-cell>
          <table:table-cell table:formula="of:=IF([.E25]-[.E30]&gt;0;[.E25]-[.E30];&quot;&quot;)" office:value-type="time" office:time-value="PT00H00M02.778S">
            <text:p>00:00:02,778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5">
            <text:p>65</text:p>
          </table:table-cell>
          <table:table-cell table:formula="of:=CONCATENATE([.C26:.C26];IF([.D26]&gt;99;&quot;,&quot;;&quot;,0&quot;);[.D26:.D26])" office:value-type="string" office:string-value="12:23:36,065">
            <text:p>12:23:36,065</text:p>
          </table:table-cell>
          <table:table-cell table:formula="of:=IF([.E26]-[.E30]&gt;0;[.E26]-[.E30];&quot;&quot;)" office:value-type="time" office:time-value="PT00H00M02.774S">
            <text:p>00:00:02,774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3">
            <text:p>63</text:p>
          </table:table-cell>
          <table:table-cell table:formula="of:=CONCATENATE([.C27:.C27];IF([.D27]&gt;99;&quot;,&quot;;&quot;,0&quot;);[.D27:.D27])" office:value-type="string" office:string-value="12:23:36,063">
            <text:p>12:23:36,063</text:p>
          </table:table-cell>
          <table:table-cell table:formula="of:=IF([.E27]-[.E30]&gt;0;[.E27]-[.E30];&quot;&quot;)" office:value-type="time" office:time-value="PT00H00M02.772S">
            <text:p>00:00:02,772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9">
            <text:p>59</text:p>
          </table:table-cell>
          <table:table-cell table:formula="of:=CONCATENATE([.C28:.C28];IF([.D28]&gt;99;&quot;,&quot;;&quot;,0&quot;);[.D28:.D28])" office:value-type="string" office:string-value="12:23:36,059">
            <text:p>12:23:36,059</text:p>
          </table:table-cell>
          <table:table-cell table:formula="of:=IF([.E28]-[.E30]&gt;0;[.E28]-[.E30];&quot;&quot;)" office:value-type="time" office:time-value="PT00H00M02.768S">
            <text:p>00:00:02,768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5">
            <text:p>55</text:p>
          </table:table-cell>
          <table:table-cell table:formula="of:=CONCATENATE([.C29:.C29];IF([.D29]&gt;99;&quot;,&quot;;&quot;,0&quot;);[.D29:.D29])" office:value-type="string" office:string-value="12:23:36,055">
            <text:p>12:23:36,055</text:p>
          </table:table-cell>
          <table:table-cell table:formula="of:=IF([.E29]-[.E30]&gt;0;[.E29]-[.E30];&quot;&quot;)" office:value-type="time" office:time-value="PT00H00M02.764S">
            <text:p>00:00:02,764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33</text:p>
          </table:table-cell>
          <table:table-cell office:value-type="float" office:value="291">
            <text:p>291</text:p>
          </table:table-cell>
          <table:table-cell table:formula="of:=CONCATENATE([.C30:.C30];IF([.D30]&gt;99;&quot;,&quot;;&quot;,0&quot;);[.D30:.D30])" office:value-type="string" office:string-value="12:23:33,291">
            <text:p>12:23:33,29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33">
            <text:p>133</text:p>
          </table:table-cell>
          <table:table-cell table:formula="of:=CONCATENATE([.C31:.C31];IF([.D31]&gt;99;&quot;,&quot;;&quot;,0&quot;);[.D31:.D31])" office:value-type="string" office:string-value="12:23:32,133">
            <text:p>12:23:32,133</text:p>
          </table:table-cell>
          <table:table-cell table:formula="of:=IF([.E31]-[.E37]&gt;0;[.E31]-[.E37];&quot;&quot;)" office:value-type="time" office:time-value="PT00H00M02.688S">
            <text:p>00:00:02,688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9">
            <text:p>129</text:p>
          </table:table-cell>
          <table:table-cell table:formula="of:=CONCATENATE([.C32:.C32];IF([.D32]&gt;99;&quot;,&quot;;&quot;,0&quot;);[.D32:.D32])" office:value-type="string" office:string-value="12:23:32,129">
            <text:p>12:23:32,129</text:p>
          </table:table-cell>
          <table:table-cell table:formula="of:=IF([.E32]-[.E37]&gt;0;[.E32]-[.E37];&quot;&quot;)" office:value-type="time" office:time-value="PT00H00M02.684S">
            <text:p>00:00:02,684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5">
            <text:p>125</text:p>
          </table:table-cell>
          <table:table-cell table:formula="of:=CONCATENATE([.C33:.C33];IF([.D33]&gt;99;&quot;,&quot;;&quot;,0&quot;);[.D33:.D33])" office:value-type="string" office:string-value="12:23:32,125">
            <text:p>12:23:32,125</text:p>
          </table:table-cell>
          <table:table-cell table:formula="of:=IF([.E33]-[.E37]&gt;0;[.E33]-[.E37];&quot;&quot;)" office:value-type="time" office:time-value="PT00H00M02.68S">
            <text:p>00:00:02,680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3">
            <text:p>123</text:p>
          </table:table-cell>
          <table:table-cell table:formula="of:=CONCATENATE([.C34:.C34];IF([.D34]&gt;99;&quot;,&quot;;&quot;,0&quot;);[.D34:.D34])" office:value-type="string" office:string-value="12:23:32,123">
            <text:p>12:23:32,123</text:p>
          </table:table-cell>
          <table:table-cell table:formula="of:=IF([.E34]-[.E37]&gt;0;[.E34]-[.E37];&quot;&quot;)" office:value-type="time" office:time-value="PT00H00M02.678S">
            <text:p>00:00:02,678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9">
            <text:p>119</text:p>
          </table:table-cell>
          <table:table-cell table:formula="of:=CONCATENATE([.C35:.C35];IF([.D35]&gt;99;&quot;,&quot;;&quot;,0&quot;);[.D35:.D35])" office:value-type="string" office:string-value="12:23:32,119">
            <text:p>12:23:32,119</text:p>
          </table:table-cell>
          <table:table-cell table:formula="of:=IF([.E35]-[.E37]&gt;0;[.E35]-[.E37];&quot;&quot;)" office:value-type="time" office:time-value="PT00H00M02.674S">
            <text:p>00:00:02,674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5">
            <text:p>115</text:p>
          </table:table-cell>
          <table:table-cell table:formula="of:=CONCATENATE([.C36:.C36];IF([.D36]&gt;99;&quot;,&quot;;&quot;,0&quot;);[.D36:.D36])" office:value-type="string" office:string-value="12:23:32,115">
            <text:p>12:23:32,115</text:p>
          </table:table-cell>
          <table:table-cell table:formula="of:=IF([.E36]-[.E37]&gt;0;[.E36]-[.E37];&quot;&quot;)" office:value-type="time" office:time-value="PT00H00M02.67S">
            <text:p>00:00:02,670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9</text:p>
          </table:table-cell>
          <table:table-cell office:value-type="float" office:value="445">
            <text:p>445</text:p>
          </table:table-cell>
          <table:table-cell table:formula="of:=CONCATENATE([.C37:.C37];IF([.D37]&gt;99;&quot;,&quot;;&quot;,0&quot;);[.D37:.D37])" office:value-type="string" office:string-value="12:23:29,445">
            <text:p>12:23:29,445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73">
            <text:p>373</text:p>
          </table:table-cell>
          <table:table-cell table:formula="of:=CONCATENATE([.C38:.C38];IF([.D38]&gt;99;&quot;,&quot;;&quot;,0&quot;);[.D38:.D38])" office:value-type="string" office:string-value="12:23:28,373">
            <text:p>12:23:28,373</text:p>
          </table:table-cell>
          <table:table-cell table:formula="of:=IF([.E38]-[.E44]&gt;0;[.E38]-[.E44];&quot;&quot;)" office:value-type="time" office:time-value="PT00H00M02.662S">
            <text:p>00:00:02,662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9">
            <text:p>369</text:p>
          </table:table-cell>
          <table:table-cell table:formula="of:=CONCATENATE([.C39:.C39];IF([.D39]&gt;99;&quot;,&quot;;&quot;,0&quot;);[.D39:.D39])" office:value-type="string" office:string-value="12:23:28,369">
            <text:p>12:23:28,369</text:p>
          </table:table-cell>
          <table:table-cell table:formula="of:=IF([.E39]-[.E44]&gt;0;[.E39]-[.E44];&quot;&quot;)" office:value-type="time" office:time-value="PT00H00M02.658S">
            <text:p>00:00:02,658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5">
            <text:p>365</text:p>
          </table:table-cell>
          <table:table-cell table:formula="of:=CONCATENATE([.C40:.C40];IF([.D40]&gt;99;&quot;,&quot;;&quot;,0&quot;);[.D40:.D40])" office:value-type="string" office:string-value="12:23:28,365">
            <text:p>12:23:28,365</text:p>
          </table:table-cell>
          <table:table-cell table:formula="of:=IF([.E40]-[.E44]&gt;0;[.E40]-[.E44];&quot;&quot;)" office:value-type="time" office:time-value="PT00H00M02.654S">
            <text:p>00:00:02,654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3">
            <text:p>363</text:p>
          </table:table-cell>
          <table:table-cell table:formula="of:=CONCATENATE([.C41:.C41];IF([.D41]&gt;99;&quot;,&quot;;&quot;,0&quot;);[.D41:.D41])" office:value-type="string" office:string-value="12:23:28,363">
            <text:p>12:23:28,363</text:p>
          </table:table-cell>
          <table:table-cell table:formula="of:=IF([.E41]-[.E44]&gt;0;[.E41]-[.E44];&quot;&quot;)" office:value-type="time" office:time-value="PT00H00M02.652S">
            <text:p>00:00:02,652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9">
            <text:p>359</text:p>
          </table:table-cell>
          <table:table-cell table:formula="of:=CONCATENATE([.C42:.C42];IF([.D42]&gt;99;&quot;,&quot;;&quot;,0&quot;);[.D42:.D42])" office:value-type="string" office:string-value="12:23:28,359">
            <text:p>12:23:28,359</text:p>
          </table:table-cell>
          <table:table-cell table:formula="of:=IF([.E42]-[.E44]&gt;0;[.E42]-[.E44];&quot;&quot;)" office:value-type="time" office:time-value="PT00H00M02.648S">
            <text:p>00:00:02,648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5">
            <text:p>355</text:p>
          </table:table-cell>
          <table:table-cell table:formula="of:=CONCATENATE([.C43:.C43];IF([.D43]&gt;99;&quot;,&quot;;&quot;,0&quot;);[.D43:.D43])" office:value-type="string" office:string-value="12:23:28,355">
            <text:p>12:23:28,355</text:p>
          </table:table-cell>
          <table:table-cell table:formula="of:=IF([.E43]-[.E44]&gt;0;[.E43]-[.E44];&quot;&quot;)" office:value-type="time" office:time-value="PT00H00M02.644S">
            <text:p>00:00:02,644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5</text:p>
          </table:table-cell>
          <table:table-cell office:value-type="float" office:value="711">
            <text:p>711</text:p>
          </table:table-cell>
          <table:table-cell table:formula="of:=CONCATENATE([.C44:.C44];IF([.D44]&gt;99;&quot;,&quot;;&quot;,0&quot;);[.D44:.D44])" office:value-type="string" office:string-value="12:23:25,711">
            <text:p>12:23:25,71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43">
            <text:p>343</text:p>
          </table:table-cell>
          <table:table-cell table:formula="of:=CONCATENATE([.C45:.C45];IF([.D45]&gt;99;&quot;,&quot;;&quot;,0&quot;);[.D45:.D45])" office:value-type="string" office:string-value="12:23:16,343">
            <text:p>12:23:16,343</text:p>
          </table:table-cell>
          <table:table-cell table:formula="of:=IF([.E45]-[.E51]&gt;0;[.E45]-[.E51];&quot;&quot;)" office:value-type="time" office:time-value="PT00H00M02.812S">
            <text:p>00:00:02,812</text:p>
          </table:table-cell>
          <table:table-cell/>
          <table:table-cell table:style-name="ce2" office:value-type="string">
            <text:p>'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9">
            <text:p>339</text:p>
          </table:table-cell>
          <table:table-cell table:formula="of:=CONCATENATE([.C46:.C46];IF([.D46]&gt;99;&quot;,&quot;;&quot;,0&quot;);[.D46:.D46])" office:value-type="string" office:string-value="12:23:16,339">
            <text:p>12:23:16,339</text:p>
          </table:table-cell>
          <table:table-cell table:formula="of:=IF([.E46]-[.E51]&gt;0;[.E46]-[.E51];&quot;&quot;)" office:value-type="time" office:time-value="PT00H00M02.808S">
            <text:p>00:00:02,808</text:p>
          </table:table-cell>
          <table:table-cell/>
          <table:table-cell table:style-name="ce2" office:value-type="string">
            <text:p>'Zielone (EL2004) (1006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5">
            <text:p>335</text:p>
          </table:table-cell>
          <table:table-cell table:formula="of:=CONCATENATE([.C47:.C47];IF([.D47]&gt;99;&quot;,&quot;;&quot;,0&quot;);[.D47:.D47])" office:value-type="string" office:string-value="12:23:16,335">
            <text:p>12:23:16,335</text:p>
          </table:table-cell>
          <table:table-cell table:formula="of:=IF([.E47]-[.E51]&gt;0;[.E47]-[.E51];&quot;&quot;)" office:value-type="time" office:time-value="PT00H00M02.804S">
            <text:p>00:00:02,804</text:p>
          </table:table-cell>
          <table:table-cell/>
          <table:table-cell table:style-name="ce2" office:value-type="string">
            <text:p>'Czerwone (EL2004) (1005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3">
            <text:p>333</text:p>
          </table:table-cell>
          <table:table-cell table:formula="of:=CONCATENATE([.C48:.C48];IF([.D48]&gt;99;&quot;,&quot;;&quot;,0&quot;);[.D48:.D48])" office:value-type="string" office:string-value="12:23:16,333">
            <text:p>12:23:16,333</text:p>
          </table:table-cell>
          <table:table-cell table:formula="of:=IF([.E48]-[.E51]&gt;0;[.E48]-[.E51];&quot;&quot;)" office:value-type="time" office:time-value="PT00H00M02.802S">
            <text:p>00:00:02,802</text:p>
          </table:table-cell>
          <table:table-cell/>
          <table:table-cell table:style-name="ce2" office:value-type="string">
            <text:p>'Przyciski (EL1004) (1004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9">
            <text:p>329</text:p>
          </table:table-cell>
          <table:table-cell table:formula="of:=CONCATENATE([.C49:.C49];IF([.D49]&gt;99;&quot;,&quot;;&quot;,0&quot;);[.D49:.D49])" office:value-type="string" office:string-value="12:23:16,329">
            <text:p>12:23:16,329</text:p>
          </table:table-cell>
          <table:table-cell table:formula="of:=IF([.E49]-[.E51]&gt;0;[.E49]-[.E51];&quot;&quot;)" office:value-type="time" office:time-value="PT00H00M02.798S">
            <text:p>00:00:02,798</text:p>
          </table:table-cell>
          <table:table-cell/>
          <table:table-cell table:style-name="ce2" office:value-type="string">
            <text:p>'Term 4 (EL4132) (1003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5">
            <text:p>325</text:p>
          </table:table-cell>
          <table:table-cell table:formula="of:=CONCATENATE([.C50:.C50];IF([.D50]&gt;99;&quot;,&quot;;&quot;,0&quot;);[.D50:.D50])" office:value-type="string" office:string-value="12:23:16,325">
            <text:p>12:23:16,325</text:p>
          </table:table-cell>
          <table:table-cell table:formula="of:=IF([.E50]-[.E51]&gt;0;[.E50]-[.E51];&quot;&quot;)" office:value-type="time" office:time-value="PT00H00M02.794S">
            <text:p>00:00:02,794</text:p>
          </table:table-cell>
          <table:table-cell/>
          <table:table-cell table:style-name="ce2" office:value-type="string">
            <text:p>'Term 3 (EK1100) (1002)' Communication re-established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13</text:p>
          </table:table-cell>
          <table:table-cell office:value-type="float" office:value="531">
            <text:p>531</text:p>
          </table:table-cell>
          <table:table-cell table:formula="of:=CONCATENATE([.C51:.C51];IF([.D51]&gt;99;&quot;,&quot;;&quot;,0&quot;);[.D51:.D51])" office:value-type="string" office:string-value="12:23:13,531">
            <text:p>12:23:13,53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3"/>
          <table:table-cell table:style-name="ce9" table:formula="of:=AVERAGE([.F24:.F54])" office:value-type="time" office:time-value="PT00H00M02.727S">
            <text:p>00:00:02,727</text:p>
          </table:table-cell>
          <table:table-cell table:number-columns-repeated="4"/>
        </table:table-row>
        <table:table-row table:style-name="ro2" table:number-rows-repeated="104851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adanie 4.1.3" table:style-name="ta1" table:print="false">
        <table:table-column table:style-name="co1" table:default-cell-style-name="Default"/>
        <table:table-column table:style-name="co1" table:default-cell-style-name="ce2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Type</text:p>
          </table:table-cell>
          <table:table-cell table:style-name="Default" office:value-type="string">
            <text:p>Server (Port)</text:p>
          </table:table-cell>
          <table:table-cell office:value-type="string">
            <text:p>Timestamp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6:35 551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Default" office:value-type="string">
            <text:p>TCIO (300)</text:p>
          </table:table-cell>
          <table:table-cell office:value-type="string">
            <text:p>2013-09-10 01:26:35 543 ms</text:p>
          </table:table-cell>
          <table:table-cell office:value-type="string">
            <text:p>Device 2 (EtherCAT (v2.10 only): Link detected (100 MBaud)</text:p>
          </table:table-cell>
        </table:table-row>
        <table:table-row table:style-name="ro2">
          <table:table-cell office:value-type="string">
            <text:p>Warning</text:p>
          </table:table-cell>
          <table:table-cell table:style-name="Default" office:value-type="string">
            <text:p>TCIO (300)</text:p>
          </table:table-cell>
          <table:table-cell office:value-type="string">
            <text:p>2013-09-10 01:26:31 575 ms</text:p>
          </table:table-cell>
          <table:table-cell office:value-type="string">
            <text:p>Device 2 (EtherCAT (v2.10 only): Link lost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string">
            <text:p><text:s/>(65535)</text:p>
          </table:table-cell>
          <table:table-cell office:value-type="string">
            <text:p>2013-09-10 01:25:49 560 ms</text:p>
          </table:table-cell>
          <table:table-cell office:value-type="string">
            <text:p>Device 2 (EtherCAT (v2.10 only)': 'INIT to PREOP' failed! Error: 'read slave count'. Communication Error '0x707 (1799)'.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5:49 504 ms</text:p>
          </table:table-cell>
          <table:table-cell office:value-type="string">
            <text:p>Drive 1 (AX5203-0000-0010) (1001) - 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0 01:25:49 499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0 01:25:49 51 ms</text:p>
          </table:table-cell>
          <table:table-cell office:value-type="string">
            <text:p>Device 2 (EtherCAT (v2.10 only): Frame missed 10 times (frame no. 0)</text:p>
          </table:table-cell>
        </table:table-row>
      </table:table>
      <table:table table:name="Arkusz4" table:style-name="ta1" table:print="false"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5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6" table:default-cell-style-name="ce2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2">
          <table:table-cell table:number-columns-repeated="3"/>
          <table:table-cell table:style-name="ce2"/>
          <table:table-cell table:number-columns-repeated="2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4:50 536 ms</text:p>
          </table:table-cell>
          <table:table-cell table:number-columns-repeated="7"/>
          <table:table-cell table:style-name="ce2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4:50 532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4:50 528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4:50 524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4:50 520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4:50 516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2 20:34:47 830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2:45 996 ms</text:p>
          </table:table-cell>
          <table:table-cell table:number-columns-repeated="7"/>
          <table:table-cell table:style-name="ce2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2:45 992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2:45 988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2:45 984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2:45 980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2:45 976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2 20:32:43 342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2 20:32:31 526 ms</text:p>
          </table:table-cell>
          <table:table-cell table:number-columns-repeated="7"/>
          <table:table-cell table:style-name="ce2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table:style-name="Default" office:value-type="string">
            <text:p>2013-09-12 20:32:31 522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table:style-name="Default" office:value-type="string">
            <text:p>2013-09-12 20:32:31 518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table:style-name="Default" office:value-type="string">
            <text:p>2013-09-12 20:32:31 514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table:style-name="Default" office:value-type="string">
            <text:p>2013-09-12 20:32:31 510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table:style-name="Default" office:value-type="string">
            <text:p>2013-09-12 20:32:31 506 ms</text:p>
          </table:table-cell>
          <table:table-cell table:number-columns-repeated="8"/>
        </table:table-row>
        <table:table-row table:style-name="ro2">
          <table:table-cell table:number-columns-repeated="6"/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table:style-name="Default" office:value-type="string">
            <text:p>2013-09-12 20:32:28 872 ms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Default" table:number-columns-repeated="2"/>
          <table:table-cell/>
          <table:table-cell table:style-name="ce2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11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2">
      <number:number number:decimal-places="0" number:min-integer-digits="3"/>
    </number:number-style>
    <number:number-style style:name="N113">
      <number:number number:decimal-places="3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13.09.2013</text:date>, <text:time>00:03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3T00:03:10</dc:date>
    <dc:creator>duzydamian </dc:creator>
    <meta:editing-duration>PT05H44M12S</meta:editing-duration>
    <meta:editing-cycles>42</meta:editing-cycles>
    <meta:generator>OpenOffice.org/3.2$Unix OpenOffice.org_project/320m19$Build-9505</meta:generator>
    <meta:document-statistic meta:table-count="4" meta:cell-count="623" meta:object-count="0"/>
  </office:meta>
</office:document-meta>
</file>